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4229in" table:align="left" fo:background-color="#ffffff">
        <style:background-image/>
      </style:table-properties>
    </style:style>
    <style:style style:name="Table1.A" style:family="table-column">
      <style:table-column-properties style:column-width="2.2514in"/>
    </style:style>
    <style:style style:name="Table1.B" style:family="table-column">
      <style:table-column-properties style:column-width="4.6236in"/>
    </style:style>
    <style:style style:name="Table1.C" style:family="table-column">
      <style:table-column-properties style:column-width="6.8285in"/>
    </style:style>
    <style:style style:name="Table1.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1.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1.A2" style:family="table-cell">
      <style:table-cell-properties style:vertical-align="middle" fo:background-color="#ffffff" fo:padding="0.0833in" fo:border="0.05pt solid #dbe2e8">
        <style:background-image/>
      </style:table-cell-properties>
    </style:style>
    <style:style style:name="Table1.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2" style:family="table">
      <style:table-properties style:width="9.4229in" table:align="left" fo:background-color="#ffffff">
        <style:background-image/>
      </style:table-properties>
    </style:style>
    <style:style style:name="Table2.A" style:family="table-column">
      <style:table-column-properties style:column-width="2.2514in"/>
    </style:style>
    <style:style style:name="Table2.B" style:family="table-column">
      <style:table-column-properties style:column-width="4.6236in"/>
    </style:style>
    <style:style style:name="Table2.C" style:family="table-column">
      <style:table-column-properties style:column-width="5.9396in"/>
    </style:style>
    <style:style style:name="Table2.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2.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2.A2" style:family="table-cell">
      <style:table-cell-properties style:vertical-align="middle" fo:background-color="#ffffff" fo:padding="0.0833in" fo:border="0.05pt solid #dbe2e8">
        <style:background-image/>
      </style:table-cell-properties>
    </style:style>
    <style:style style:name="Table2.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3" style:family="table">
      <style:table-properties style:width="9.425in" table:align="left" fo:background-color="#ffffff">
        <style:background-image/>
      </style:table-properties>
    </style:style>
    <style:style style:name="Table3.A" style:family="table-column">
      <style:table-column-properties style:column-width="3.1028in"/>
    </style:style>
    <style:style style:name="Table3.B" style:family="table-column">
      <style:table-column-properties style:column-width="3.7833in"/>
    </style:style>
    <style:style style:name="Table3.C" style:family="table-column">
      <style:table-column-properties style:column-width="6.3222in"/>
    </style:style>
    <style:style style:name="Table3.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3.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3.A2" style:family="table-cell">
      <style:table-cell-properties style:vertical-align="middle" fo:background-color="#ffffff" fo:padding="0.0833in" fo:border="0.05pt solid #dbe2e8">
        <style:background-image/>
      </style:table-cell-properties>
    </style:style>
    <style:style style:name="Table3.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4" style:family="table">
      <style:table-properties style:width="9.425in" table:align="left" fo:background-color="#ffffff">
        <style:background-image/>
      </style:table-properties>
    </style:style>
    <style:style style:name="Table4.A" style:family="table-column">
      <style:table-column-properties style:column-width="2.2931in"/>
    </style:style>
    <style:style style:name="Table4.B" style:family="table-column">
      <style:table-column-properties style:column-width="4.0597in"/>
    </style:style>
    <style:style style:name="Table4.C" style:family="table-column">
      <style:table-column-properties style:column-width="7.1319in"/>
    </style:style>
    <style:style style:name="Table4.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4.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4.A2" style:family="table-cell">
      <style:table-cell-properties style:vertical-align="middle" fo:background-color="#ffffff" fo:padding="0.0833in" fo:border="0.05pt solid #dbe2e8">
        <style:background-image/>
      </style:table-cell-properties>
    </style:style>
    <style:style style:name="Table4.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P1"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 fo:font-size="12pt" fo:letter-spacing="normal" fo:font-style="normal" fo:font-weight="bold"/>
    </style:style>
    <style:style style:name="P2" style:family="paragraph" style:parent-style-name="Text_20_body">
      <style:paragraph-properties fo:margin-left="0in" fo:margin-right="0in" fo:margin-top="0in" fo:margin-bottom="0.1563in" loext:contextual-spacing="false" fo:orphans="2" fo:widows="2" fo:text-indent="0in" style:auto-text-indent="false" fo:break-before="page" fo:padding="0in" fo:border="none"/>
      <style:text-properties fo:font-variant="normal" fo:text-transform="none" fo:color="#2e3d49" style:font-name="Open Sans" fo:font-size="12pt" fo:letter-spacing="normal" fo:font-style="normal" fo:font-weight="bold"/>
    </style:style>
    <style:style style:name="P3"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loext:padding="0in" loext:border="none"/>
    </style:style>
    <style:style style:name="P4"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22ca6d" officeooo:paragraph-rsid="0022ca6d" loext:padding="0in" loext:border="none"/>
    </style:style>
    <style:style style:name="P5"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281233" officeooo:paragraph-rsid="00281233" loext:padding="0in" loext:border="none"/>
    </style:style>
    <style:style style:name="P6"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10pt" fo:letter-spacing="0.0102in" fo:font-weight="normal" style:font-size-asian="10pt" style:font-size-complex="10pt" loext:padding="0in" loext:border="none"/>
    </style:style>
    <style:style style:name="P7"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10pt" fo:letter-spacing="0.0102in" fo:font-weight="normal" officeooo:rsid="001fa60a" officeooo:paragraph-rsid="001fa60a" style:font-size-asian="10pt" style:font-size-complex="10pt" loext:padding="0in" loext:border="none"/>
    </style:style>
    <style:style style:name="P8" style:family="paragraph" style:parent-style-name="Heading_20_3">
      <style:text-properties fo:font-variant="normal" fo:text-transform="none" fo:color="#2e3d49" style:font-name="Open Sans" fo:font-size="15pt" fo:letter-spacing="normal" fo:font-style="normal" fo:font-weight="bold"/>
    </style:style>
    <style:style style:name="P9"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style:style>
    <style:style style:name="P10"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22ca6d" officeooo:paragraph-rsid="0022ca6d"/>
    </style:style>
    <style:style style:name="P11"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233fc3" officeooo:paragraph-rsid="00233fc3"/>
    </style:style>
    <style:style style:name="P12"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267e41" officeooo:paragraph-rsid="00267e41"/>
    </style:style>
    <style:style style:name="P13"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2722a4" officeooo:paragraph-rsid="002722a4"/>
    </style:style>
    <style:style style:name="P14"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281233" officeooo:paragraph-rsid="00281233"/>
    </style:style>
    <style:style style:name="P15"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pt" style:font-size-asian="10pt" style:font-size-complex="10pt"/>
    </style:style>
    <style:style style:name="P16"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pt" officeooo:rsid="001fa60a" officeooo:paragraph-rsid="001fa60a" style:font-size-asian="10pt" style:font-size-complex="10pt"/>
    </style:style>
    <style:style style:name="P17"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pt" officeooo:rsid="001fa60a" officeooo:paragraph-rsid="002127c2" style:font-size-asian="10pt" style:font-size-complex="10pt"/>
    </style:style>
    <style:style style:name="P18"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pt" officeooo:rsid="002127c2" officeooo:paragraph-rsid="002127c2" style:font-size-asian="10pt" style:font-size-complex="10pt"/>
    </style:style>
    <style:style style:name="P19" style:family="paragraph" style:parent-style-name="Table_20_Contents">
      <style:paragraph-properties fo:margin-left="0in" fo:margin-right="0in" fo:margin-top="0in" fo:margin-bottom="0.1563in" loext:contextual-spacing="false" fo:line-height="160%" fo:text-indent="0in" style:auto-text-indent="false" fo:padding="0in" fo:border="none"/>
    </style:style>
    <style:style style:name="P20" style:family="paragraph" style:parent-style-name="Table_20_Contents" style:list-style-name="L1">
      <style:paragraph-properties fo:margin-top="0in" fo:margin-bottom="0.1146in" loext:contextual-spacing="false" fo:line-height="160%" fo:padding="0in" fo:border="none"/>
      <style:text-properties fo:color="#525c65" style:font-name="Open Sans" fo:font-size="10.5pt"/>
    </style:style>
    <style:style style:name="T1" style:family="text">
      <style:text-properties fo:color="#525c65" style:font-name="Open Sans" fo:font-size="10pt" style:font-size-asian="10pt" style:font-size-complex="10pt"/>
    </style:style>
    <style:style style:name="T2" style:family="text">
      <style:text-properties fo:color="#303030" style:font-name="Menlo" fo:font-size="10pt" fo:background-color="#f3f3f3" loext:char-shading-value="0" style:font-size-asian="10pt" style:font-size-complex="10pt" loext:padding-left="0.0417in" loext:padding-right="0.0417in" loext:padding-top="0.0209in" loext:padding-bottom="0.0209in" loext:border="0.06pt solid #dcdcdc"/>
    </style:style>
    <style:style style:name="T3" style:family="text">
      <style:text-properties officeooo:rsid="002127c2"/>
    </style:style>
    <text:list-style style:name="L1">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text:bookmark text:name="project-name"/>Extended Kalman Filters</text:h>
      <text:p text:style-name="P1"/>
      <text:p text:style-name="P1">Compiling</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CRITERIA</text:p>
            </table:table-cell>
            <table:table-cell table:style-name="Table1.B1" office:value-type="string">
              <text:p text:style-name="P6">MEETS SPECIFICATIONS</text:p>
            </table:table-cell>
            <table:table-cell table:style-name="Table1.A1" office:value-type="string">
              <text:p text:style-name="P7">Student Comments</text:p>
            </table:table-cell>
          </table:table-row>
        </table:table-header-rows>
        <table:table-row>
          <table:table-cell table:style-name="Table1.A2" office:value-type="string">
            <text:p text:style-name="P15">Your code should compile.</text:p>
          </table:table-cell>
          <table:table-cell table:style-name="Table1.B2" office:value-type="string">
            <text:p text:style-name="P19"><text:span text:style-name="T1">Code must compile without errors with </text:span><text:span text:style-name="Source_20_Text"><text:span text:style-name="T2">cmake</text:span></text:span><text:span text:style-name="T1"> and </text:span><text:span text:style-name="Source_20_Text"><text:span text:style-name="T2">make</text:span></text:span><text:span text:style-name="T1">. Given that we've made CMakeLists.txt as general as possible, it's recommended that you do not change it unless you can guarantee that your changes will still compile on any platform.</text:span></text:p>
          </table:table-cell>
          <table:table-cell table:style-name="Table1.A2" office:value-type="string">
            <text:p text:style-name="P16">The code compiles and the executable(ExtendedKF) is created.</text:p>
          </table:table-cell>
        </table:table-row>
      </table:table>
      <text:p text:style-name="P1"/>
      <text:p text:style-name="P1">Accurac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CRITERIA</text:p>
            </table:table-cell>
            <table:table-cell table:style-name="Table2.B1" office:value-type="string">
              <text:p text:style-name="P6">MEETS SPECIFICATIONS</text:p>
            </table:table-cell>
            <table:table-cell table:style-name="Table2.A1" office:value-type="string">
              <text:p text:style-name="P7">Student Comments</text:p>
            </table:table-cell>
          </table:table-row>
        </table:table-header-rows>
        <table:table-row>
          <table:table-cell table:style-name="Table2.A2" office:value-type="string">
            <text:p text:style-name="P15">px, py, vx, vy output coordinates must have an RMSE &lt;= [.11, .11, 0.52, 0.52] when using the file: "obj_pose-laser-radar-synthetic-input.txt" which is the same data file the simulator uses for Dataset 1.</text:p>
          </table:table-cell>
          <table:table-cell table:style-name="Table2.B2" office:value-type="string">
            <text:p text:style-name="P15">Your algorithm will be run against Dataset 1 in the simulator which is the same as "data/obj_pose-laser-radar-synthetic-input.txt" in the repository. We'll collect the positions that your algorithm outputs and compare them to ground truth data. Your px, py, vx, and vy RMSE should be less than or equal to the values [.11, .11, 0.52, 0.52].</text:p>
          </table:table-cell>
          <table:table-cell table:style-name="Table2.A2" office:value-type="string">
            <text:p text:style-name="P17">The RMSE values ends with </text:p>
            <text:p text:style-name="P17"><text:span text:style-name="T3">[</text:span>0.097, 0.085, 0.451, <text:s/>0.439<text:span text:style-name="T3">]</text:span></text:p>
            <text:p text:style-name="P18">We can clearly see algorithm <text:s/>converging with ground truth as we get more <text:s/>measurements.</text:p>
          </table:table-cell>
        </table:table-row>
      </table:table>
      <text:p text:style-name="P1"/>
      <text:p text:style-name="P1"><text:soft-page-break/></text:p>
      <text:p text:style-name="P1">Follows the Correct Algorithm</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CRITERIA</text:p>
            </table:table-cell>
            <table:table-cell table:style-name="Table3.B1" office:value-type="string">
              <text:p text:style-name="P3">MEETS SPECIFICATIONS</text:p>
            </table:table-cell>
            <table:table-cell table:style-name="Table3.A1" office:value-type="string">
              <text:p text:style-name="P4">Student Comments</text:p>
            </table:table-cell>
          </table:table-row>
        </table:table-header-rows>
        <table:table-row>
          <table:table-cell table:style-name="Table3.A2" office:value-type="string">
            <text:p text:style-name="P9">Your Sensor Fusion algorithm follows the general processing flow as taught in the preceding lessons.</text:p>
          </table:table-cell>
          <table:table-cell table:style-name="Table3.B2" office:value-type="string">
            <text:p text:style-name="P9">While you may be creative with your implementation, there is a well-defined set of steps that must take place in order to successfully build a Kalman Filter. As such, your project should follow the algorithm as described in the preceding lesson.</text:p>
          </table:table-cell>
          <table:table-cell table:style-name="Table3.A2" office:value-type="string">
            <text:p text:style-name="P10">Care is taken to follow the flow suggested in slide 6 of the project lesson. https://classroom.udacity.com/nanodegrees/nd013/parts/40f38239-66b6-46ec-ae68-03afd8a601c8/modules/0949fca6-b379-42af-a919-ee50aa304e6a/lessons/f758c44c-5e40-4e01-93b5-1a82aa4e044f/concepts/15b78db8-924a-47a0-bee2-9ea135651d63</text:p>
          </table:table-cell>
        </table:table-row>
        <table:table-row>
          <table:table-cell table:style-name="Table3.A2" office:value-type="string">
            <text:p text:style-name="P9">Your Kalman Filter algorithm handles the first measurements appropriately.</text:p>
          </table:table-cell>
          <table:table-cell table:style-name="Table3.B2" office:value-type="string">
            <text:p text:style-name="P9">Your algorithm should use the first measurements to initialize the state vectors and covariance matrices.</text:p>
          </table:table-cell>
          <table:table-cell table:style-name="Table3.A2" office:value-type="string">
            <text:p text:style-name="P11">Initializations are done in lines 34-64 in fusionEKF.cpp file.</text:p>
            <text:p text:style-name="P11">The first measurement is handled in lines fusionEKF 79-144 when the filter is not initialized. </text:p>
          </table:table-cell>
        </table:table-row>
        <text:soft-page-break/>
        <table:table-row>
          <table:table-cell table:style-name="Table3.A2" office:value-type="string">
            <text:p text:style-name="P9">Your Kalman Filter algorithm first predicts then updates.</text:p>
          </table:table-cell>
          <table:table-cell table:style-name="Table3.B2" office:value-type="string">
            <text:p text:style-name="P9">Upon receiving a measurement after the first, the algorithm should predict object position to the current time step and then update the prediction using the new measurement.</text:p>
          </table:table-cell>
          <table:table-cell table:style-name="Table3.A2" office:value-type="string">
            <text:p text:style-name="P12">Prediction is handled in lines 145-177 in fusionEKF.cpp</text:p>
            <text:p text:style-name="P12">Update is handled in 189 – 210 in fusionEKF.cpp</text:p>
          </table:table-cell>
        </table:table-row>
        <table:table-row>
          <table:table-cell table:style-name="Table3.A2" office:value-type="string">
            <text:p text:style-name="P9">Your Kalman Filter can handle radar and lidar measurements.</text:p>
          </table:table-cell>
          <table:table-cell table:style-name="Table3.B2" office:value-type="string">
            <text:p text:style-name="P9">Your algorithm sets up the appropriate matrices given the type of measurement and calls the correct measurement function for a given sensor type.</text:p>
          </table:table-cell>
          <table:table-cell table:style-name="Table3.A2" office:value-type="string">
            <text:p text:style-name="P13">During initialization and update we check the sensor type and call the respective update function. </text:p>
          </table:table-cell>
        </table:table-row>
      </table:table>
      <text:p text:style-name="P1"/>
      <text:p text:style-name="P2">Code Efficiency</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CRITERIA</text:p>
            </table:table-cell>
            <table:table-cell table:style-name="Table4.B1" office:value-type="string">
              <text:p text:style-name="P3">MEETS SPECIFICATIONS</text:p>
            </table:table-cell>
            <table:table-cell table:style-name="Table4.A1" office:value-type="string">
              <text:p text:style-name="P5">Student Comments</text:p>
            </table:table-cell>
          </table:table-row>
        </table:table-header-rows>
        <table:table-row>
          <table:table-cell table:style-name="Table4.A2" office:value-type="string">
            <text:p text:style-name="P9">Your algorithm should avoid unnecessary calculations.</text:p>
          </table:table-cell>
          <table:table-cell table:style-name="Table4.B2" office:value-type="string">
            <text:p text:style-name="P9">This is mostly a "code smell" test. Your algorithm does not need to sacrifice comprehension, stability, robustness or security for speed, however it should maintain good practice with respect to calculations.</text:p>
            <text:p text:style-name="P9">Here are some things to avoid. This is not a complete list, but rather a few examples of inefficiencies.</text:p>
            <text:list xml:id="list1588082172" text:style-name="L1">
              <text:list-item>
                <text:p text:style-name="P20">Running the exact same calculation repeatedly when you can run it once, store the value and then reuse the value later.</text:p>
              </text:list-item>
              <text:list-item>
                <text:p text:style-name="P20">Loops that run too many times.</text:p>
              </text:list-item>
              <text:list-item>
                <text:p text:style-name="P20">Creating unnecessarily complex data structures when simpler structures work equivalently.</text:p>
              </text:list-item>
              <text:list-item>
                <text:p text:style-name="P20">Unnecessary control flow checks.</text:p>
              </text:list-item>
            </text:list>
          </table:table-cell>
          <table:table-cell table:style-name="Table4.A2" office:value-type="string">
            <text:p text:style-name="P14">The Tips provided in slides 7 of the project are followed to:</text:p>
            <text:p text:style-name="P14">1. Initialize the state vector</text:p>
            <text:p text:style-name="P14">2. Calculate y = z – H * x’</text:p>
            <text:p text:style-name="P14">3. Normalize angles</text:p>
            <text:p text:style-name="P14">4. Avoid divide by zero et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3:11:44.966341813</meta:creation-date>
    <dc:date>2018-11-11T14:19:05.181580293</dc:date>
    <meta:editing-duration>PT36M47S</meta:editing-duration>
    <meta:editing-cycles>5</meta:editing-cycles>
    <meta:generator>LibreOffice/6.0.6.2$Linux_X86_64 LibreOffice_project/00m0$Build-2</meta:generator>
    <meta:document-statistic meta:table-count="4" meta:image-count="0" meta:object-count="0" meta:page-count="4" meta:paragraph-count="51" meta:word-count="545" meta:character-count="3690" meta:non-whitespace-character-count="3192"/>
  </office:meta>
</office:document-meta>
</file>